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d29" officeooo:paragraph-rsid="00143d29"/>
    </style:style>
    <style:style style:name="P2" style:family="paragraph" style:parent-style-name="Standard">
      <style:text-properties officeooo:rsid="00163356" officeooo:paragraph-rsid="00163356"/>
    </style:style>
    <style:style style:name="P3" style:family="paragraph" style:parent-style-name="Text_20_body">
      <style:text-properties officeooo:rsid="00182d13" officeooo:paragraph-rsid="00182d13"/>
    </style:style>
    <style:style style:name="P4" style:family="paragraph" style:parent-style-name="Text_20_body">
      <style:text-properties officeooo:rsid="001ae0df" officeooo:paragraph-rsid="001ae0df"/>
    </style:style>
    <style:style style:name="P5" style:family="paragraph" style:parent-style-name="Text_20_body">
      <style:text-properties officeooo:rsid="001b5b2c" officeooo:paragraph-rsid="001b5b2c"/>
    </style:style>
    <style:style style:name="P6" style:family="paragraph" style:parent-style-name="Standard" style:list-style-name="L1">
      <style:text-properties officeooo:rsid="00143d29" officeooo:paragraph-rsid="00143d29"/>
    </style:style>
    <style:style style:name="P7" style:family="paragraph" style:parent-style-name="Standard" style:list-style-name="L2">
      <style:text-properties officeooo:rsid="00143d29" officeooo:paragraph-rsid="00143d29"/>
    </style:style>
    <style:style style:name="P8" style:family="paragraph" style:parent-style-name="Standard" style:list-style-name="L3">
      <style:text-properties officeooo:rsid="00143d29" officeooo:paragraph-rsid="00143d29"/>
    </style:style>
    <style:style style:name="P9" style:family="paragraph" style:parent-style-name="Standard" style:list-style-name="L4">
      <style:text-properties officeooo:rsid="00143d29" officeooo:paragraph-rsid="00143d29"/>
    </style:style>
    <style:style style:name="P10" style:family="paragraph" style:parent-style-name="Standard" style:list-style-name="L6">
      <style:text-properties officeooo:rsid="00143d29" officeooo:paragraph-rsid="00143d29"/>
    </style:style>
    <style:style style:name="P11" style:family="paragraph" style:parent-style-name="Standard" style:list-style-name="L1">
      <style:text-properties officeooo:rsid="001b5b2c" officeooo:paragraph-rsid="001b5b2c"/>
    </style:style>
    <style:style style:name="P12" style:family="paragraph" style:parent-style-name="Standard" style:list-style-name="L3">
      <style:text-properties officeooo:rsid="001b5b2c" officeooo:paragraph-rsid="001b5b2c"/>
    </style:style>
    <style:style style:name="P13" style:family="paragraph" style:parent-style-name="Standard" style:list-style-name="L3">
      <style:text-properties officeooo:rsid="00182d13" officeooo:paragraph-rsid="00182d13"/>
    </style:style>
    <style:style style:name="P14" style:family="paragraph" style:parent-style-name="Standard" style:list-style-name="L4">
      <style:text-properties officeooo:rsid="00163356" officeooo:paragraph-rsid="00163356"/>
    </style:style>
    <style:style style:name="P15" style:family="paragraph" style:parent-style-name="Standard" style:list-style-name="L5">
      <style:text-properties officeooo:rsid="00163356" officeooo:paragraph-rsid="00163356"/>
    </style:style>
    <style:style style:name="P16" style:family="paragraph" style:parent-style-name="Standard" style:list-style-name="L6">
      <style:text-properties officeooo:rsid="00163356" officeooo:paragraph-rsid="00163356"/>
    </style:style>
    <style:style style:name="P17" style:family="paragraph" style:parent-style-name="Standard" style:list-style-name="L6">
      <style:text-properties officeooo:rsid="001f2cac" officeooo:paragraph-rsid="001f2cac"/>
    </style:style>
    <style:style style:name="P18" style:family="paragraph" style:parent-style-name="Standard" style:list-style-name="L1">
      <style:text-properties officeooo:rsid="00211dd8" officeooo:paragraph-rsid="00211dd8"/>
    </style:style>
    <style:style style:name="P19" style:family="paragraph" style:parent-style-name="Text_20_body" style:list-style-name="L7">
      <style:text-properties officeooo:rsid="00182d13" officeooo:paragraph-rsid="00182d13"/>
    </style:style>
    <style:style style:name="P20" style:family="paragraph" style:parent-style-name="Text_20_body" style:list-style-name="L8">
      <style:text-properties officeooo:rsid="001b5b2c" officeooo:paragraph-rsid="001b5b2c"/>
    </style:style>
    <style:style style:name="P21" style:family="paragraph" style:parent-style-name="Text_20_body">
      <style:text-properties officeooo:paragraph-rsid="00182d13"/>
    </style:style>
    <style:style style:name="P22" style:family="paragraph" style:parent-style-name="Text_20_body" style:list-style-name="L8">
      <style:text-properties officeooo:rsid="00274d61" officeooo:paragraph-rsid="00274d61"/>
    </style:style>
    <style:style style:name="P23" style:family="paragraph" style:parent-style-name="Heading_20_3">
      <style:text-properties officeooo:rsid="00182d13" officeooo:paragraph-rsid="00182d13"/>
    </style:style>
    <style:style style:name="P24" style:family="paragraph" style:parent-style-name="Heading_20_3">
      <style:text-properties officeooo:rsid="001b5b2c" officeooo:paragraph-rsid="001b5b2c"/>
    </style:style>
    <style:style style:name="P25" style:family="paragraph" style:parent-style-name="Heading_20_1">
      <style:text-properties officeooo:rsid="002009cd" officeooo:paragraph-rsid="002009cd"/>
    </style:style>
    <style:style style:name="T1" style:family="text">
      <style:text-properties officeooo:rsid="00182d13"/>
    </style:style>
    <style:style style:name="T2" style:family="text">
      <style:text-properties officeooo:rsid="001b5b2c"/>
    </style:style>
    <style:style style:name="T3" style:family="text">
      <style:text-properties officeooo:rsid="001d2f76"/>
    </style:style>
    <style:style style:name="T4" style:family="text">
      <style:text-properties officeooo:rsid="002009cd"/>
    </style:style>
    <style:style style:name="T5" style:family="text">
      <style:text-properties officeooo:rsid="002043bd"/>
    </style:style>
    <style:style style:name="T6" style:family="text">
      <style:text-properties officeooo:rsid="00211dd8"/>
    </style:style>
    <style:style style:name="T7" style:family="text">
      <style:text-properties officeooo:rsid="0021e6cc"/>
    </style:style>
    <style:style style:name="T8" style:family="text">
      <style:text-properties officeooo:rsid="002302bd"/>
    </style:style>
    <style:style style:name="T9" style:family="text">
      <style:text-properties officeooo:rsid="0024adda"/>
    </style:style>
    <style:style style:name="T10" style:family="text">
      <style:text-properties officeooo:rsid="0026716f"/>
    </style:style>
    <style:style style:name="T11" style:family="text">
      <style:text-properties officeooo:rsid="0026f0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brain.dmp</text:h>
      <text:p text:style-name="P21"><text:span text:style-name="T4">Brain.dmp is a small platform to share knowledge or create reminders for yourself. A “note” is a small piece of information containing previously learned data.</text:span></text:p>
      <text:p text:style-name="P3">Background: It often happens that I am digging into a problem that requires time to be solved. I also often find the need to solve this problem again after quite some time. When this happens, I usually forgot how to solve it and start digging into it again. This time-wasting process should be shortened, maybe even eliminated.</text:p>
      <text:p text:style-name="P4">You are able to create a new fallback or ask a new question which others can answer. Others can rate if a question is relevant/helped them or if the information provided in a fallback is of high quality (if it can be verified, if sources are provided and so on) so others can see, if you can trust it or not. </text:p>
      <text:h text:style-name="Heading_20_2" text:outline-level="2">Requirements</text:h>
      <text:h text:style-name="Heading_20_3" text:outline-level="3">Pages</text:h>
      <text:list xml:id="list2830089223339552291" text:style-name="L1">
        <text:list-item>
          <text:p text:style-name="P6">Home</text:p>
        </text:list-item>
        <text:list-item>
          <text:p text:style-name="P18">Notes</text:p>
        </text:list-item>
        <text:list-item>
          <text:p text:style-name="P6">Questions</text:p>
        </text:list-item>
        <text:list-item>
          <text:p text:style-name="P11">Posters</text:p>
        </text:list-item>
        <text:list-item>
          <text:p text:style-name="P6">X’s Account</text:p>
        </text:list-item>
      </text:list>
      <text:p text:style-name="P1"/>
      <text:h text:style-name="P23" text:outline-level="3">Sections</text:h>
      <text:p text:style-name="P1">Home &gt;/&lt;</text:p>
      <text:list xml:id="list6963740507780458729" text:style-name="L2">
        <text:list-item>
          <text:p text:style-name="P7">News</text:p>
        </text:list-item>
        <text:list-item>
          <text:p text:style-name="P7">Trending Facts</text:p>
        </text:list-item>
      </text:list>
      <text:p text:style-name="P1"><text:span text:style-name="T1">Fallbacks</text:span> &gt;/<text:span text:style-name="T4">notes</text:span>&lt;</text:p>
      <text:list xml:id="list1505930505877938365" text:style-name="L3">
        <text:list-item>
          <text:p text:style-name="P8">Show my <text:span text:style-name="T4">notes</text:span> per default</text:p>
        </text:list-item>
        <text:list-item>
          <text:p text:style-name="P8">Filter for <text:span text:style-name="T1">title, content</text:span> and <text:span text:style-name="T1">t</text:span>ags</text:p>
        </text:list-item>
        <text:list-item>
          <text:p text:style-name="P8">Create new <text:span text:style-name="T5">note</text:span></text:p>
        </text:list-item>
        <text:list-item>
          <text:p text:style-name="P13">Comment on <text:span text:style-name="T5">note</text:span></text:p>
        </text:list-item>
        <text:list-item>
          <text:p text:style-name="P8">Favorize <text:span text:style-name="T1">fallback/Add reminder</text:span></text:p>
        </text:list-item>
        <text:list-item>
          <text:p text:style-name="P12">Scale the entries using a slider</text:p>
        </text:list-item>
      </text:list>
      <text:p text:style-name="P1">Questions &gt;/questions/&lt;</text:p>
      <text:list xml:id="list7158730062886421247" text:style-name="L4">
        <text:list-item>
          <text:p text:style-name="P9">Show my questions per default</text:p>
        </text:list-item>
        <text:list-item>
          <text:p text:style-name="P9">Filter for Questions and Tags</text:p>
        </text:list-item>
        <text:list-item>
          <text:p text:style-name="P9">Create a new Questions</text:p>
        </text:list-item>
        <text:list-item>
          <text:p text:style-name="P14">Favorize Questions/Add reminder</text:p>
        </text:list-item>
      </text:list>
      <text:p text:style-name="P2">Posters &gt;/posters&lt;</text:p>
      <text:list xml:id="list1016972336098577594" text:style-name="L5">
        <text:list-item>
          <text:p text:style-name="P15">Show subscribed posters</text:p>
        </text:list-item>
        <text:list-item>
          <text:p text:style-name="P15">Search new posters</text:p>
        </text:list-item>
        <text:list-item>
          <text:p text:style-name="P15">View poster</text:p>
        </text:list-item>
      </text:list>
      <text:p text:style-name="P1">Account &gt;/account&lt;</text:p>
      <text:list xml:id="list4116425745262229440" text:style-name="L6">
        <text:list-item>
          <text:p text:style-name="P10">Change Username and Password</text:p>
        </text:list-item>
        <text:list-item>
          <text:p text:style-name="P10">Question Count</text:p>
        </text:list-item>
        <text:list-item>
          <text:p text:style-name="P10"><text:soft-page-break/><text:span text:style-name="T5">Note</text:span> Count</text:p>
        </text:list-item>
        <text:list-item>
          <text:p text:style-name="P16">Median <text:span text:style-name="T5">note</text:span> quality</text:p>
        </text:list-item>
        <text:list-item>
          <text:p text:style-name="P17">Median question relevancy</text:p>
        </text:list-item>
      </text:list>
      <text:h text:style-name="P23" text:outline-level="3"><text:span text:style-name="T6">Note</text:span> functions</text:h>
      <text:p text:style-name="P3">A fallback provide following functionality:</text:p>
      <text:list xml:id="list8914964041010204318" text:style-name="L7">
        <text:list-item>
          <text:p text:style-name="P19">You can create, edit and delete a <text:span text:style-name="T6">note</text:span></text:p>
        </text:list-item>
        <text:list-item>
          <text:p text:style-name="P19">A <text:span text:style-name="T7">note</text:span> can be favorized</text:p>
        </text:list-item>
        <text:list-item>
          <text:p text:style-name="P19">A <text:span text:style-name="T8">note</text:span> will have a 5 star quality rating, you can see the raters <text:span text:style-name="T2">and comments why they gave this rating</text:span></text:p>
        </text:list-item>
        <text:list-item>
          <text:p text:style-name="P19">A <text:span text:style-name="T9">note</text:span> has at least 1 tag</text:p>
        </text:list-item>
        <text:list-item>
          <text:p text:style-name="P19">You can comment on a fallback, having some sort of bidirectional communication</text:p>
        </text:list-item>
      </text:list>
      <text:h text:style-name="P24" text:outline-level="3">Question functions</text:h>
      <text:p text:style-name="P5">Questions should provide the following functionality:</text:p>
      <text:list xml:id="list6922404058402685647" text:style-name="L8">
        <text:list-item>
          <text:p text:style-name="P20">You can create, edit and close a <text:span text:style-name="T11">question</text:span></text:p>
        </text:list-item>
        <text:list-item>
          <text:p text:style-name="P20">You can answer a question or comment on entries/answers</text:p>
        </text:list-item>
        <text:list-item>
          <text:p text:style-name="P20">Questions can be favorized</text:p>
        </text:list-item>
        <text:list-item>
          <text:p text:style-name="P20">The relevancy of a question can be rated</text:p>
        </text:list-item>
        <text:list-item>
          <text:p text:style-name="P22">Notes can be linked in order to answer a ques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2:36:15.749000000</meta:creation-date>
    <dc:date>2016-12-24T14:08:37.530315880</dc:date>
    <meta:editing-duration>PT23M24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51" meta:word-count="373" meta:character-count="2024" meta:non-whitespace-character-count="1736"/>
  </office:meta>
</office:document-meta>
</file>